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fo:color="#000000" style:font-name="Verdana" fo:font-size="12pt" style:font-name-asian="MS Shell Dlg" style:font-size-asian="12pt" style:font-name-complex="MS Shell Dlg" style:font-size-complex="12pt"/>
    </style:style>
    <style:style style:name="P2" style:family="paragraph" style:parent-style-name="Standard">
      <style:paragraph-properties fo:margin-left="0in" fo:margin-right="1.9583in" fo:text-indent="0in" style:auto-text-indent="false" style:text-autospace="none"/>
      <style:text-properties fo:color="#000000" style:font-name="Verdana" fo:font-size="12pt" style:font-name-asian="MS Shell Dlg" style:font-size-asian="12pt" style:font-name-complex="MS Shell Dlg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a child in a small community has a rare disease and the parents can't afford to pay for his surgery. The community hosts a fundraising carnival for the kid. Ironically the kid is contagious and can't go.</text:p>
      <text:p text:style-name="P1"/>
      <text:p text:style-name="P1">Anyway,</text:p>
      <text:p text:style-name="P1"/>
      <text:p text:style-name="P1">They don't raise quite enough money for the surgery and the kid dies a painful death over the course of a few days.</text:p>
      <text:p text:style-name="P1"/>
      <text:p text:style-name="P1">Now,</text:p>
      <text:p text:style-name="P1"/>
      <text:p text:style-name="P1">Do you think that the attendees might feel as if they were celebrating the kid's death? I mean they were riding on bumber carts and buying balloons and then the kid dies. Pretty fucked up right?</text:p>
      <text:p text:style-name="P1"/>
      <text:p text:style-name="P1">And,</text:p>
      <text:p text:style-name="P1"/>
      <text:p text:style-name="P1">Where does the money go? Do they track everyone down and give it back? <text:s/>Maybe donate it to some community charity. Or maybe a fancy funeral. Do they convert it to 1's and throw it in the casket like a fucking sarcophagus? <text:s/>I bet the parents just buy liquor with it.</text:p>
      <text:p text:style-name="P1"/>
      <text:p text:style-name="P1">Well, </text:p>
      <text:p text:style-name="P1"/>
      <text:p text:style-name="P1">Do you think some of the people who attended the carnival would be a little pissed off? Annoyed that their money was wasted. Didn't get put to the cause they assumed it would.</text:p>
      <text:p text:style-name="P1"/>
      <text:p text:style-name="P1">“I didn't want to get my face painted but I did it. Spiderman. I hate Spiderman but I did it. And now that little shit died so now what? Spiderman, minus money. Plus my kids henna made her look like a little skank.”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0" meta:word-count="229" meta:character-count="1191"/>
    <dc:date>2009-06-27T09:11:54.70</dc:date>
    <dc:creator>Colton Phillips</dc:creator>
    <meta:editing-duration>PT00H06M48S</meta:editing-duration>
    <meta:editing-cycles>1</meta:editing-cycles>
    <meta:generator>OpenOffice.org/3.0$Win32 OpenOffice.org_project/300m15$Build-9379</meta:generator>
  </office:meta>
</office:document-meta>
</file>